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d2ad" officeooo:paragraph-rsid="001ed2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40320583" text:style-name="L1">
        <text:list-item>
          <text:p text:style-name="P1">Change site URL from development IP to translogsys.com within WordPress.</text:p>
        </text:list-item>
        <text:list-item>
          <text:p text:style-name="P1">Export database and compress repo.</text:p>
        </text:list-item>
        <text:list-item>
          <text:p text:style-name="P1">Send database and repo to DDM Global.</text:p>
        </text:list-item>
        <text:list-item>
          <text:p text:style-name="P1">Purchase cayman.express and point back to translogsys.com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1:43:56.709507335</meta:creation-date>
    <dc:date>2020-10-23T11:46:56.625863570</dc:date>
    <meta:editing-duration>PT3M</meta:editing-duration>
    <meta:editing-cycles>1</meta:editing-cycles>
    <meta:document-statistic meta:table-count="0" meta:image-count="0" meta:object-count="0" meta:page-count="1" meta:paragraph-count="4" meta:word-count="33" meta:character-count="209" meta:non-whitespace-character-count="184"/>
    <meta:generator>LibreOffice/6.4.6.2$Linux_X86_64 LibreOffice_project/40$Build-2</meta:generator>
  </office:meta>
</office:document-meta>
</file>